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49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61.8pt"/>
    </style:style>
    <style:style style:name="co4" style:family="table-column">
      <style:table-column-properties fo:break-before="auto" style:column-width="139.61pt"/>
    </style:style>
    <style:style style:name="co5" style:family="table-column">
      <style:table-column-properties fo:break-before="auto" style:column-width="214.61pt"/>
    </style:style>
    <style:style style:name="co6" style:family="table-column">
      <style:table-column-properties fo:break-before="auto" style:column-width="238.9pt"/>
    </style:style>
    <style:style style:name="co7" style:family="table-column">
      <style:table-column-properties fo:break-before="auto" style:column-width="266.71pt"/>
    </style:style>
    <style:style style:name="co8" style:family="table-column">
      <style:table-column-properties fo:break-before="auto" style:column-width="447.25pt"/>
    </style:style>
    <style:style style:name="co9" style:family="table-column">
      <style:table-column-properties fo:break-before="auto" style:column-width="525.74pt"/>
    </style:style>
    <style:style style:name="co10" style:family="table-column">
      <style:table-column-properties fo:break-before="auto" style:column-width="322.24pt"/>
    </style:style>
    <style:style style:name="co11" style:family="table-column">
      <style:table-column-properties fo:break-before="auto" style:column-width="118.06pt"/>
    </style:style>
    <style:style style:name="co12" style:family="table-column">
      <style:table-column-properties fo:break-before="auto" style:column-width="84.05pt"/>
    </style:style>
    <style:style style:name="co13" style:family="table-column">
      <style:table-column-properties fo:break-before="auto" style:column-width="44.45pt"/>
    </style:style>
    <style:style style:name="co14" style:family="table-column">
      <style:table-column-properties fo:break-before="auto" style:column-width="52.1pt"/>
    </style:style>
    <style:style style:name="co15" style:family="table-column">
      <style:table-column-properties fo:break-before="auto" style:column-width="59.75pt"/>
    </style:style>
    <style:style style:name="co16" style:family="table-column">
      <style:table-column-properties fo:break-before="auto" style:column-width="70.16pt"/>
    </style:style>
    <style:style style:name="co17" style:family="table-column">
      <style:table-column-properties fo:break-before="auto" style:column-width="305.55pt"/>
    </style:style>
    <style:style style:name="co18" style:family="table-column">
      <style:table-column-properties fo:break-before="auto" style:column-width="329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acklog">
      <style:table-properties table:display="true" style:writing-mode="lr-tb"/>
    </style:style>
    <style:style style:name="ta2" style:family="table" style:master-page-name="PageStyle_5f_Critères_20_INVEST">
      <style:table-properties table:display="true" style:writing-mode="lr-tb"/>
    </style:style>
    <style:style style:name="ta3" style:family="table" style:master-page-name="PageStyle_5f_Critères_20_SMART">
      <style:table-properties table:display="true" style:writing-mode="lr-tb"/>
    </style:style>
    <style:style style:name="ta4" style:family="table" style:master-page-name="PageStyle_5f_ref">
      <style:table-properties table:display="true" style:writing-mode="lr-tb"/>
    </style:style>
    <style:style style:name="ce1" style:family="table-cell" style:parent-style-name="Default">
      <style:table-cell-properties fo:background-color="#26a69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df2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ddc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ef8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df2f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ddce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ef8e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26a69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df2f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ref.$A$2:.$A$5])" table:allow-empty-cell="true" table:display-list="unsorted" table:base-cell-address="backlog.L2"/>
        <table:content-validation table:name="val2" table:condition="of:cell-content-is-in-list([$ref.$B$2:.$B$5])" table:allow-empty-cell="true" table:display-list="unsorted" table:base-cell-address="backlog.M2"/>
      </table:content-validations>
      <table:table table:name="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8" table:default-cell-style-name="Default"/>
        <table:table-column table:style-name="co16" table:number-columns-repeated="99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ed.</text:p>
          </table:table-cell>
          <table:table-cell table:style-name="ce1" office:value-type="string" calcext:value-type="string">
            <text:p>Mileston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S A ...</text:p>
          </table:table-cell>
          <table:table-cell table:style-name="ce1" office:value-type="string" calcext:value-type="string">
            <text:p>I WANT TO ...</text:p>
          </table:table-cell>
          <table:table-cell table:style-name="ce1" office:value-type="string" calcext:value-type="string">
            <text:p>SO THAT ...</text:p>
          </table:table-cell>
          <table:table-cell table:style-name="ce1" office:value-type="string" calcext:value-type="string">
            <text:p>Acceptance Criteria</text:p>
          </table:table-cell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Required data</text:p>
          </table:table-cell>
          <table:table-cell table:style-name="ce1" office:value-type="string" calcext:value-type="string">
            <text:p>Skills level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iority</text:p>
          </table:table-cell>
          <table:table-cell table:style-name="ce12" table:number-columns-repeated="18"/>
          <table:table-cell table:number-columns-repeated="99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VP</text:p>
          </table:table-cell>
          <table:table-cell table:style-name="ce7" office:value-type="string" calcext:value-type="string">
            <text:p>Update privacy notice</text:p>
          </table:table-cell>
          <table:table-cell table:style-name="ce7" office:value-type="string" calcext:value-type="string">
            <text:p>Website visitor</text:p>
          </table:table-cell>
          <table:table-cell table:style-name="ce7" office:value-type="string" calcext:value-type="string">
            <text:p>Be informed of personal data processings</text:p>
          </table:table-cell>
          <table:table-cell table:style-name="ce7" office:value-type="string" calcext:value-type="string">
            <text:p>I can be sure that my personal data privacy rights are respected</text:p>
          </table:table-cell>
          <table:table-cell table:style-name="ce7" office:value-type="string" calcext:value-type="string">
            <text:p><text:span text:style-name="T1">GIVEN</text:span><text:span text:style-name="T2"> I am a website visitor on the Privacy Notice page</text:span></text:p>
            <text:p><text:span text:style-name="T1">WHEN</text:span><text:span text:style-name="T2"> I search for personal data proecssings and 3rd party processors</text:span></text:p>
            <text:p><text:span text:style-name="T1">THEN</text:span><text:span text:style-name="T2"> I find the required legal information</text:span></text:p>
          </table:table-cell>
          <table:table-cell table:style-name="ce7" office:value-type="string" calcext:value-type="string">
            <text:p><text:span text:style-name="T4">Frontend</text:span></text:p>
            <text:p><text:span text:style-name="T3">- add required legal information to the Privacy Notice page</text:span></text:p>
          </table:table-cell>
          <table:table-cell table:style-name="ce7" office:value-type="string" calcext:value-type="string">
            <text:p>- DPO contact</text:p>
            <text:p>- types of data processed</text:p>
            <text:p>- lawful basis for processing personal data</text:p>
            <text:p>- 3rd party data processors (location and privacy policies)</text:p>
          </table:table-cell>
          <table:table-cell table:style-name="ce7" office:value-type="string" calcext:value-type="string">
            <text:p>- junior frontend developer</text:p>
          </table:table-cell>
          <table:table-cell table:style-name="ce7" table:content-validation-name="val1" office:value-type="string" calcext:value-type="string">
            <text:p>8 - Must have</text:p>
          </table:table-cell>
          <table:table-cell table:style-name="ce7" table:content-validation-name="val2" office:value-type="string" calcext:value-type="string">
            <text:p>1 - S</text:p>
          </table:table-cell>
          <table:table-cell table:style-name="ce7" table:formula="of:=IFERROR(__xludf.dummyfunction(&quot;REGEXEXTRACT(L2,&quot;&quot;.&quot;&quot;)/REGEXEXTRACT(M2,&quot;&quot;.&quot;&quot;)&#10;&#10;&quot;);8)" office:value-type="float" office:value="8" calcext:value-type="float">
            <text:p>8</text:p>
          </table:table-cell>
          <table:table-cell table:style-name="ce11" table:number-columns-repeated="18"/>
          <table:table-cell table:number-columns-repeated="99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VP</text:p>
          </table:table-cell>
          <table:table-cell table:style-name="ce8" office:value-type="string" calcext:value-type="string">
            <text:p>Update privacy settings</text:p>
          </table:table-cell>
          <table:table-cell table:style-name="ce8" office:value-type="string" calcext:value-type="string">
            <text:p>Authenticated user</text:p>
          </table:table-cell>
          <table:table-cell table:style-name="ce8" office:value-type="string" calcext:value-type="string">
            <text:p>Change my consent to process my personal data</text:p>
          </table:table-cell>
          <table:table-cell table:style-name="ce8" office:value-type="string" calcext:value-type="string">
            <text:p>I can be sure that my personal data privacy rights are respected</text:p>
          </table:table-cell>
          <table:table-cell table:style-name="ce8" office:value-type="string" calcext:value-type="string">
            <text:p><text:span text:style-name="T1">GIVEN</text:span><text:span text:style-name="T2"> I am a authenticated user on the Privacy Settings page</text:span></text:p>
            <text:p><text:span text:style-name="T1">WHEN</text:span><text:span text:style-name="T2"> I consent to the processing of my personal data (profile informations and submitted photos)</text:span></text:p>
            <text:p><text:span text:style-name="T1">THEN</text:span><text:span text:style-name="T2"> I have access to the Personal Recommendations feature</text:span></text:p>
            <text:p><text:span text:style-name="T3">---</text:span></text:p>
            <text:p><text:span text:style-name="T1">GIVEN</text:span><text:span text:style-name="T2"> I am a authenticated user on the Privacy Settings page</text:span></text:p>
            <text:p><text:span text:style-name="T1">WHEN</text:span><text:span text:style-name="T2"> I DO NOT consent to the processing of my personal data (profile informations and submitted photos)</text:span></text:p>
            <text:p><text:span text:style-name="T1">THEN</text:span><text:span text:style-name="T2"> I DO NOT have access to the Personal Recommendations feature</text:span></text:p>
            <text:p><text:span text:style-name="T3">    AND my personal data (profile informations and submitted photos) are deleted</text:span></text:p>
          </table:table-cell>
          <table:table-cell table:style-name="ce8" office:value-type="string" calcext:value-type="string">
            <text:p><text:span text:style-name="T4">Frontend</text:span></text:p>
            <text:p><text:span text:style-name="T3">- add a "consent" toggle button to the Privacy Settings page</text:span></text:p>
            <text:p><text:span text:style-name="T3">- add a confirmation step when toggle OFF (personal data will be deleted)</text:span></text:p>
            <text:p><text:span text:style-name="T3"/></text:p>
            <text:p><text:span text:style-name="T4">Backend</text:span></text:p>
            <text:p><text:span text:style-name="T3">- implement API POST /user/{user_id} : "personal_recommendations_consent" = True / False</text:span></text:p>
            <text:p><text:span text:style-name="T3">    - if False =&gt; delete {user_id} personal data (profile informations and submitted photos)</text:span></text:p>
            <text:p><text:span text:style-name="T3"/></text:p>
            <text:p><text:span text:style-name="T4">Database</text:span></text:p>
            <text:p><text:span text:style-name="T3">- add a "personal_recommendations_consent" (bool) column to the user table</text:span></text:p>
          </table:table-cell>
          <table:table-cell table:style-name="ce8" office:value-type="string" calcext:value-type="string">
            <text:p>- consent to processing of personal data to deliver relevant recommendations</text:p>
          </table:table-cell>
          <table:table-cell table:style-name="ce8" office:value-type="string" calcext:value-type="string">
            <text:p>- junior frontend developer</text:p>
            <text:p>- junior backend developer</text:p>
          </table:table-cell>
          <table:table-cell table:style-name="ce8" table:content-validation-name="val1" office:value-type="string" calcext:value-type="string">
            <text:p>8 - Must have</text:p>
          </table:table-cell>
          <table:table-cell table:style-name="ce8" table:content-validation-name="val2" office:value-type="string" calcext:value-type="string">
            <text:p>2 - M</text:p>
          </table:table-cell>
          <table:table-cell table:style-name="ce8" table:formula="of:=IFERROR(__xludf.dummyfunction(&quot;REGEXEXTRACT(L3,&quot;&quot;.&quot;&quot;)/REGEXEXTRACT(M3,&quot;&quot;.&quot;&quot;)&#10;&#10;&quot;);4)" office:value-type="float" office:value="4" calcext:value-type="float">
            <text:p>4</text:p>
          </table:table-cell>
          <table:table-cell table:style-name="ce11" table:number-columns-repeated="18"/>
          <table:table-cell table:number-columns-repeated="99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MVP</text:p>
          </table:table-cell>
          <table:table-cell table:style-name="ce7" office:value-type="string" calcext:value-type="string">
            <text:p>Update profile settings</text:p>
          </table:table-cell>
          <table:table-cell table:style-name="ce7" office:value-type="string" calcext:value-type="string">
            <text:p>Authenticated user</text:p>
          </table:table-cell>
          <table:table-cell table:style-name="ce7" office:value-type="string" calcext:value-type="string">
            <text:p>Edit my profile</text:p>
          </table:table-cell>
          <table:table-cell table:style-name="ce7" office:value-type="string" calcext:value-type="string">
            <text:p>I can get more relevant recommendations</text:p>
          </table:table-cell>
          <table:table-cell table:style-name="ce7" office:value-type="string" calcext:value-type="string">
            <text:p><text:span text:style-name="T1">GIVEN</text:span><text:span text:style-name="T2"> I am a authenticated user on my Profile page</text:span></text:p>
            <text:p><text:span text:style-name="T3">    AND I have given my consent to the processing of my personal data</text:span></text:p>
            <text:p><text:span text:style-name="T1">WHEN</text:span><text:span text:style-name="T2"> I change my profile informations</text:span></text:p>
            <text:p><text:span text:style-name="T1">THEN</text:span><text:span text:style-name="T2"> the Personal Recommendations feature is more relevant to my tastes</text:span></text:p>
          </table:table-cell>
          <table:table-cell table:style-name="ce7" office:value-type="string" calcext:value-type="string">
            <text:p><text:span text:style-name="T4">Frontend</text:span></text:p>
            <text:p><text:span text:style-name="T3">- add "gender", "age", "location", "shirt/pants/shoes_sizes", "favorite_colors", "favorite_styles" fields to the user Profile page</text:span></text:p>
            <text:p><text:span text:style-name="T3"/></text:p>
            <text:p><text:span text:style-name="T4">Backend</text:span></text:p>
            <text:p><text:span text:style-name="T3">- implement API POST /user/{user_id} : "gender", "age", "location", "shirt/pants/shoes_sizes", "favorite_colors", "favorite_styles"</text:span></text:p>
            <text:p><text:span text:style-name="T3">    - trigger recommendation system model update for the user</text:span></text:p>
            <text:p><text:span text:style-name="T3">    - get new recommendations</text:span></text:p>
            <text:p><text:span text:style-name="T3">    - store new recommendations in NoSQL "user_recommendations" table</text:span></text:p>
            <text:p><text:span text:style-name="T3"/></text:p>
            <text:p><text:span text:style-name="T4">Database</text:span></text:p>
            <text:p><text:span text:style-name="T3">- add a "gender", "age", "shirt/pants/shoes_sizes", "favorite_styles" columns to the user table</text:span></text:p>
            <text:p><text:span text:style-name="T3"/></text:p>
            <text:p><text:span text:style-name="T4">Machine Learning</text:span></text:p>
            <text:p><text:span text:style-name="T3">- integrate user profile data into the recommendation system</text:span></text:p>
          </table:table-cell>
          <table:table-cell table:style-name="ce7" office:value-type="string" calcext:value-type="string">
            <text:p>User :</text:p>
            <text:p>- gender : Female / Male / Other</text:p>
            <text:p>- age : int</text:p>
            <text:p>- location : text</text:p>
            <text:p>- shirt size : XS / S / M / L / XL / XXL</text:p>
            <text:p>- pants size : 34 / 36 / 38 / 40 / 42 / 44 / 46</text:p>
            <text:p>- shoes size : 38 / 39 / 40 / 41 / 42 / 43 / 44 / 45 / 46</text:p>
            <text:p>- favorite colors : black / grey / white / blue / brown / red / green / yellow / pink</text:p>
            <text:p>- favorite styles : formal / casual / streetware / sportswear</text:p>
          </table:table-cell>
          <table:table-cell table:style-name="ce7" office:value-type="string" calcext:value-type="string">
            <text:p>- junior frontend developer</text:p>
            <text:p>- senior backend developer</text:p>
            <text:p>- middle ML engineer</text:p>
          </table:table-cell>
          <table:table-cell table:style-name="ce7" table:content-validation-name="val1" office:value-type="string" calcext:value-type="string">
            <text:p>2 - Could have</text:p>
          </table:table-cell>
          <table:table-cell table:style-name="ce7" table:content-validation-name="val2" office:value-type="string" calcext:value-type="string">
            <text:p>4 - L</text:p>
          </table:table-cell>
          <table:table-cell table:style-name="ce7" table:formula="of:=IFERROR(__xludf.dummyfunction(&quot;REGEXEXTRACT(L4,&quot;&quot;.&quot;&quot;)/REGEXEXTRACT(M4,&quot;&quot;.&quot;&quot;)&#10;&#10;&quot;);0.5)" office:value-type="float" office:value="0.5" calcext:value-type="float">
            <text:p>0.5</text:p>
          </table:table-cell>
          <table:table-cell table:style-name="ce11" table:number-columns-repeated="18"/>
          <table:table-cell table:number-columns-repeated="99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MVP</text:p>
          </table:table-cell>
          <table:table-cell table:style-name="ce8" office:value-type="string" calcext:value-type="string">
            <text:p>Submit a photo</text:p>
          </table:table-cell>
          <table:table-cell table:style-name="ce8" office:value-type="string" calcext:value-type="string">
            <text:p>Authenticated user</text:p>
          </table:table-cell>
          <table:table-cell table:style-name="ce8" office:value-type="string" calcext:value-type="string">
            <text:p>Send a photo of an outfit I like</text:p>
          </table:table-cell>
          <table:table-cell table:style-name="ce8" office:value-type="string" calcext:value-type="string">
            <text:p>I can get more relevant recommendations</text:p>
          </table:table-cell>
          <table:table-cell table:style-name="ce8" office:value-type="string" calcext:value-type="string">
            <text:p><text:span text:style-name="T1">GIVEN</text:span><text:span text:style-name="T2"> I am a authenticated user on my Profile page</text:span></text:p>
            <text:p><text:span text:style-name="T3">    AND I have given my consent to the processing of my personal data</text:span></text:p>
            <text:p><text:span text:style-name="T1">WHEN</text:span><text:span text:style-name="T2"> I add a photo of an outfit I like</text:span></text:p>
            <text:p><text:span text:style-name="T1">THEN</text:span><text:span text:style-name="T2"> the Personal Recommendations feature is more relevant to my tastes</text:span></text:p>
          </table:table-cell>
          <table:table-cell table:style-name="ce8" office:value-type="string" calcext:value-type="string">
            <text:p><text:span text:style-name="T4">Frontend</text:span></text:p>
            <text:p><text:span text:style-name="T3">- create a "Outfits I like" page</text:span></text:p>
            <text:p><text:span text:style-name="T3">- add a "New outfit" form : "outfit_photo" upload field</text:span></text:p>
            <text:p><text:span text:style-name="T3">- display all uploaded outfit photos in a grid</text:span></text:p>
            <text:p><text:span text:style-name="T3"/></text:p>
            <text:p><text:span text:style-name="T4">Backend</text:span></text:p>
            <text:p><text:span text:style-name="T3">- implement API PUT /user/{user_id}/outfit_photo : "photo" (binary)</text:span></text:p>
            <text:p><text:span text:style-name="T3">    - save the photo to disk</text:span></text:p>
            <text:p><text:span text:style-name="T3">    - update the "path" attribute</text:span></text:p>
            <text:p><text:span text:style-name="T3">    - trigger recommendation system model update for the user</text:span></text:p>
            <text:p><text:span text:style-name="T3">    - get new recommendations</text:span></text:p>
            <text:p><text:span text:style-name="T3">    - store new recommendations in NoSQL "user_recommendations" table</text:span></text:p>
            <text:p><text:span text:style-name="T3">- implement API GET /user/{user_id}/outfit_photo : return all photos (id, path)</text:span></text:p>
            <text:p><text:span text:style-name="T3"/></text:p>
            <text:p><text:span text:style-name="T4">Database</text:span></text:p>
            <text:p><text:span text:style-name="T3">- create a "outfit_photo" table</text:span></text:p>
            <text:p><text:span text:style-name="T3">- add the "id" and "path" columns</text:span></text:p>
            <text:p><text:span text:style-name="T3"/></text:p>
            <text:p><text:span text:style-name="T4">Machine Learning</text:span></text:p>
            <text:p><text:span text:style-name="T3">- train an clothes recognition model on existing articles photos</text:span></text:p>
            <text:p><text:span text:style-name="T3">- process the photo to recognize articles</text:span></text:p>
            <text:p><text:span text:style-name="T3">- integrate recognized articles into the recommendation system</text:span></text:p>
          </table:table-cell>
          <table:table-cell table:style-name="ce8" office:value-type="string" calcext:value-type="string">
            <text:p>Photo :</text:p>
            <text:p>- id : UUID</text:p>
            <text:p>- path : string</text:p>
            <text:p>- photo : binary</text:p>
          </table:table-cell>
          <table:table-cell table:style-name="ce8" office:value-type="string" calcext:value-type="string">
            <text:p>- middle frontend developer</text:p>
            <text:p>- senior backend developer</text:p>
            <text:p>- senior ML engineer</text:p>
          </table:table-cell>
          <table:table-cell table:style-name="ce8" table:content-validation-name="val1" office:value-type="string" calcext:value-type="string">
            <text:p>8 - Must have</text:p>
          </table:table-cell>
          <table:table-cell table:style-name="ce8" table:content-validation-name="val2" office:value-type="string" calcext:value-type="string">
            <text:p>8 - XL</text:p>
          </table:table-cell>
          <table:table-cell table:style-name="ce8" table:formula="of:=IFERROR(__xludf.dummyfunction(&quot;REGEXEXTRACT(L5,&quot;&quot;.&quot;&quot;)/REGEXEXTRACT(M5,&quot;&quot;.&quot;&quot;)&#10;&#10;&quot;);1)" office:value-type="float" office:value="1" calcext:value-type="float">
            <text:p>1</text:p>
          </table:table-cell>
          <table:table-cell table:style-name="ce11" table:number-columns-repeated="18"/>
          <table:table-cell table:number-columns-repeated="99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VP</text:p>
          </table:table-cell>
          <table:table-cell table:style-name="ce7" office:value-type="string" calcext:value-type="string">
            <text:p>Delete a photo</text:p>
          </table:table-cell>
          <table:table-cell table:style-name="ce7" office:value-type="string" calcext:value-type="string">
            <text:p>User with submitted photo(s)</text:p>
          </table:table-cell>
          <table:table-cell table:style-name="ce7" office:value-type="string" calcext:value-type="string">
            <text:p>Remove a submitted photo</text:p>
          </table:table-cell>
          <table:table-cell table:style-name="ce7" office:value-type="string" calcext:value-type="string">
            <text:p>I can get more relevant recommendations</text:p>
          </table:table-cell>
          <table:table-cell table:style-name="ce7" office:value-type="string" calcext:value-type="string">
            <text:p><text:span text:style-name="T1">GIVEN</text:span><text:span text:style-name="T2"> I am a authenticated user on my Profile page</text:span></text:p>
            <text:p><text:span text:style-name="T3">    AND I have given my consent to the processing of my personal data</text:span></text:p>
            <text:p><text:span text:style-name="T1">WHEN</text:span><text:span text:style-name="T2"> I remove a photo of an outfit I don't like</text:span></text:p>
            <text:p><text:span text:style-name="T1">THEN</text:span><text:span text:style-name="T2"> the Personal Recommendations feature is more relevant to my tastes</text:span></text:p>
          </table:table-cell>
          <table:table-cell table:style-name="ce7" office:value-type="string" calcext:value-type="string">
            <text:p><text:span text:style-name="T4">Frontend</text:span></text:p>
            <text:p><text:span text:style-name="T3">- add a "Delete" button on the "Outfits" page with confirmation step</text:span></text:p>
            <text:p><text:span text:style-name="T3"/></text:p>
            <text:p><text:span text:style-name="T4">Backend</text:span></text:p>
            <text:p><text:span text:style-name="T3">- implement API DELETE /outfit_photo/{outfit_photo_id}</text:span></text:p>
            <text:p><text:span text:style-name="T3">    - trigger recommendation system model update for the user</text:span></text:p>
            <text:p><text:span text:style-name="T3">    - get new recommendations</text:span></text:p>
            <text:p><text:span text:style-name="T3">    - store new recommendations in NoSQL "user_recommendations" table</text:span></text:p>
            <text:p><text:span text:style-name="T3"/></text:p>
            <text:p><text:span text:style-name="T4">Machine Learning</text:span></text:p>
            <text:p><text:span text:style-name="T3">- update the recommendation system model for the user</text:span></text:p>
          </table:table-cell>
          <table:table-cell table:style-name="ce7" office:value-type="string" calcext:value-type="string">
            <text:p>- submitted photo id</text:p>
          </table:table-cell>
          <table:table-cell table:style-name="ce7" office:value-type="string" calcext:value-type="string">
            <text:p>- junior frontend developer</text:p>
            <text:p>- senior backend developer</text:p>
            <text:p>- middle ML engineer</text:p>
          </table:table-cell>
          <table:table-cell table:style-name="ce7" table:content-validation-name="val1" office:value-type="string" calcext:value-type="string">
            <text:p>4 - Should have</text:p>
          </table:table-cell>
          <table:table-cell table:style-name="ce7" table:content-validation-name="val2" office:value-type="string" calcext:value-type="string">
            <text:p>4 - L</text:p>
          </table:table-cell>
          <table:table-cell table:style-name="ce7" table:formula="of:=IFERROR(__xludf.dummyfunction(&quot;REGEXEXTRACT(L6,&quot;&quot;.&quot;&quot;)/REGEXEXTRACT(M6,&quot;&quot;.&quot;&quot;)&#10;&#10;&quot;);1)" office:value-type="float" office:value="1" calcext:value-type="float">
            <text:p>1</text:p>
          </table:table-cell>
          <table:table-cell table:style-name="ce11" table:number-columns-repeated="18"/>
          <table:table-cell table:number-columns-repeated="99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3;4</text:p>
          </table:table-cell>
          <table:table-cell table:style-name="ce3" office:value-type="string" calcext:value-type="string">
            <text:p>MVP</text:p>
          </table:table-cell>
          <table:table-cell table:style-name="ce8" office:value-type="string" calcext:value-type="string">
            <text:p>Personal recommendations</text:p>
          </table:table-cell>
          <table:table-cell table:style-name="ce8" office:value-type="string" calcext:value-type="string">
            <text:p>User with completed profile and submitted photo(s)</text:p>
          </table:table-cell>
          <table:table-cell table:style-name="ce8" office:value-type="string" calcext:value-type="string">
            <text:p>See the list of recommended articles</text:p>
          </table:table-cell>
          <table:table-cell table:style-name="ce8" office:value-type="string" calcext:value-type="string">
            <text:p>I can eventually purchase an article I like</text:p>
          </table:table-cell>
          <table:table-cell table:style-name="ce8" office:value-type="string" calcext:value-type="string">
            <text:p><text:span text:style-name="T1">GIVEN</text:span><text:span text:style-name="T2"> I am a authenticated user on my Personal Recommendations page</text:span></text:p>
            <text:p><text:span text:style-name="T3">    AND I have updated my profile informations</text:span></text:p>
            <text:p><text:span text:style-name="T3">    AND I have submitted a photo of an outfit I like</text:span></text:p>
            <text:p><text:span text:style-name="T1">WHEN</text:span><text:span text:style-name="T2"> I browse the recommended articles</text:span></text:p>
            <text:p><text:span text:style-name="T1">THEN</text:span><text:span text:style-name="T2"> the most relevant are recommended first</text:span></text:p>
          </table:table-cell>
          <table:table-cell table:style-name="ce8" office:value-type="string" calcext:value-type="string">
            <text:p><text:span text:style-name="T4">Frontend</text:span></text:p>
            <text:p><text:span text:style-name="T3">- create a "Personal recommendations" page</text:span></text:p>
            <text:p><text:span text:style-name="T3">- display articles</text:span></text:p>
            <text:p><text:span text:style-name="T3"/></text:p>
            <text:p><text:span text:style-name="T4">Backend</text:span></text:p>
            <text:p><text:span text:style-name="T3">- implement API GET /user/{user_id}/recommendations</text:span></text:p>
            <text:p><text:span text:style-name="T3">    - return articles by order of relevance given by the recommender system</text:span></text:p>
            <text:p><text:span text:style-name="T3"/></text:p>
            <text:p><text:span text:style-name="T4">Database</text:span></text:p>
            <text:p><text:span text:style-name="T3">- create "user_recommendations" table in NoSQL Database : user_id -&gt; [article_id_1, article_id_2, ...]</text:span></text:p>
            <text:p><text:span text:style-name="T3"/></text:p>
            <text:p><text:span text:style-name="T4">Machine Learning</text:span></text:p>
            <text:p><text:span text:style-name="T3">- train a recommender system model with the usre profiles and submitted photos</text:span></text:p>
            <text:p><text:span text:style-name="T3">- store articles recommendations per user in the NoSQL Database</text:span></text:p>
          </table:table-cell>
          <table:table-cell table:style-name="ce8"/>
          <table:table-cell table:style-name="ce8" office:value-type="string" calcext:value-type="string">
            <text:p>- middle frontend developer</text:p>
            <text:p>- junior backend developer</text:p>
            <text:p>- senior ML engineer</text:p>
          </table:table-cell>
          <table:table-cell table:style-name="ce8" table:content-validation-name="val1" office:value-type="string" calcext:value-type="string">
            <text:p>8 - Must have</text:p>
          </table:table-cell>
          <table:table-cell table:style-name="ce8" table:content-validation-name="val2" office:value-type="string" calcext:value-type="string">
            <text:p>8 - XL</text:p>
          </table:table-cell>
          <table:table-cell table:style-name="ce8" table:formula="of:=IFERROR(__xludf.dummyfunction(&quot;REGEXEXTRACT(L7,&quot;&quot;.&quot;&quot;)/REGEXEXTRACT(M7,&quot;&quot;.&quot;&quot;)&#10;&#10;&quot;);1)" office:value-type="float" office:value="1" calcext:value-type="float">
            <text:p>1</text:p>
          </table:table-cell>
          <table:table-cell table:style-name="ce11" table:number-columns-repeated="18"/>
          <table:table-cell table:number-columns-repeated="99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1</text:p>
          </table:table-cell>
          <table:table-cell table:style-name="ce9" office:value-type="string" calcext:value-type="string">
            <text:p>Create a style</text:p>
          </table:table-cell>
          <table:table-cell table:style-name="ce9" office:value-type="string" calcext:value-type="string">
            <text:p>Authenticated user</text:p>
          </table:table-cell>
          <table:table-cell table:style-name="ce9" office:value-type="string" calcext:value-type="string">
            <text:p>Create a personal style</text:p>
          </table:table-cell>
          <table:table-cell table:style-name="ce9" office:value-type="string" calcext:value-type="string">
            <text:p>I can categorize different photos of outfit</text:p>
          </table:table-cell>
          <table:table-cell table:style-name="ce9" table:number-columns-repeated="2"/>
          <table:table-cell table:style-name="ce9" office:value-type="string" calcext:value-type="string">
            <text:p>Style :</text:p>
            <text:p>- title : string</text:p>
            <text:p>- description : text</text:p>
            <text:p>- relation : =&gt; N Photo</text:p>
            <text:p/>
            <text:p>Photo :</text:p>
            <text:p>- relation : =&gt; N Style</text:p>
          </table:table-cell>
          <table:table-cell table:style-name="ce9"/>
          <table:table-cell table:style-name="ce9" table:content-validation-name="val1" office:value-type="string" calcext:value-type="string">
            <text:p>4 - Should have</text:p>
          </table:table-cell>
          <table:table-cell table:style-name="ce9" table:content-validation-name="val2" office:value-type="string" calcext:value-type="string">
            <text:p>4 - L</text:p>
          </table:table-cell>
          <table:table-cell table:style-name="ce9" table:formula="of:=IFERROR(__xludf.dummyfunction(&quot;REGEXEXTRACT(L8,&quot;&quot;.&quot;&quot;)/REGEXEXTRACT(M8,&quot;&quot;.&quot;&quot;)&#10;&#10;&quot;);1)" office:value-type="float" office:value="1" calcext:value-type="float">
            <text:p>1</text:p>
          </table:table-cell>
          <table:table-cell table:style-name="ce11" table:number-columns-repeated="18"/>
          <table:table-cell table:number-columns-repeated="99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V1</text:p>
          </table:table-cell>
          <table:table-cell table:style-name="ce10" office:value-type="string" calcext:value-type="string">
            <text:p>List my styles</text:p>
          </table:table-cell>
          <table:table-cell table:style-name="ce10" office:value-type="string" calcext:value-type="string">
            <text:p>User with personal style(s)</text:p>
          </table:table-cell>
          <table:table-cell table:style-name="ce10" office:value-type="string" calcext:value-type="string">
            <text:p>List all my styles</text:p>
          </table:table-cell>
          <table:table-cell table:style-name="ce10" office:value-type="string" calcext:value-type="string">
            <text:p>I can select one in particular</text:p>
          </table:table-cell>
          <table:table-cell table:style-name="ce10" table:number-columns-repeated="4"/>
          <table:table-cell table:style-name="ce10" table:content-validation-name="val1" office:value-type="string" calcext:value-type="string">
            <text:p>4 - Should have</text:p>
          </table:table-cell>
          <table:table-cell table:style-name="ce10" table:content-validation-name="val2" office:value-type="string" calcext:value-type="string">
            <text:p>2 - M</text:p>
          </table:table-cell>
          <table:table-cell table:style-name="ce10" table:formula="of:=IFERROR(__xludf.dummyfunction(&quot;REGEXEXTRACT(L9,&quot;&quot;.&quot;&quot;)/REGEXEXTRACT(M9,&quot;&quot;.&quot;&quot;)&#10;&#10;&quot;);2)" office:value-type="float" office:value="2" calcext:value-type="float">
            <text:p>2</text:p>
          </table:table-cell>
          <table:table-cell table:style-name="ce11" table:number-columns-repeated="18"/>
          <table:table-cell table:number-columns-repeated="99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V1</text:p>
          </table:table-cell>
          <table:table-cell table:style-name="ce9" office:value-type="string" calcext:value-type="string">
            <text:p>Edit a style</text:p>
          </table:table-cell>
          <table:table-cell table:style-name="ce9" office:value-type="string" calcext:value-type="string">
            <text:p>User with personal style(s)</text:p>
          </table:table-cell>
          <table:table-cell table:style-name="ce9" office:value-type="string" calcext:value-type="string">
            <text:p>Modify a personal style informations</text:p>
          </table:table-cell>
          <table:table-cell table:style-name="ce9" office:value-type="string" calcext:value-type="string">
            <text:p>I can better describe this style</text:p>
          </table:table-cell>
          <table:table-cell table:style-name="ce9" table:number-columns-repeated="2"/>
          <table:table-cell table:style-name="ce9" office:value-type="string" calcext:value-type="string">
            <text:p>- style id</text:p>
          </table:table-cell>
          <table:table-cell table:style-name="ce9"/>
          <table:table-cell table:style-name="ce9" table:content-validation-name="val1" office:value-type="string" calcext:value-type="string">
            <text:p>1 - Won't have</text:p>
          </table:table-cell>
          <table:table-cell table:style-name="ce9" table:content-validation-name="val2" office:value-type="string" calcext:value-type="string">
            <text:p>1 - S</text:p>
          </table:table-cell>
          <table:table-cell table:style-name="ce9" table:formula="of:=IFERROR(__xludf.dummyfunction(&quot;REGEXEXTRACT(L10,&quot;&quot;.&quot;&quot;)/REGEXEXTRACT(M10,&quot;&quot;.&quot;&quot;)&#10;&#10;&quot;);1)" office:value-type="float" office:value="1" calcext:value-type="float">
            <text:p>1</text:p>
          </table:table-cell>
          <table:table-cell table:style-name="ce11" table:number-columns-repeated="18"/>
          <table:table-cell table:number-columns-repeated="99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V1</text:p>
          </table:table-cell>
          <table:table-cell table:style-name="ce10" office:value-type="string" calcext:value-type="string">
            <text:p>Delete a style</text:p>
          </table:table-cell>
          <table:table-cell table:style-name="ce10" office:value-type="string" calcext:value-type="string">
            <text:p>User with personal style(s)</text:p>
          </table:table-cell>
          <table:table-cell table:style-name="ce10" office:value-type="string" calcext:value-type="string">
            <text:p>Remove a personal style</text:p>
          </table:table-cell>
          <table:table-cell table:style-name="ce10" office:value-type="string" calcext:value-type="string">
            <text:p>I don't see a personal style I don't need</text:p>
          </table:table-cell>
          <table:table-cell table:style-name="ce10" table:number-columns-repeated="2"/>
          <table:table-cell table:style-name="ce10" office:value-type="string" calcext:value-type="string">
            <text:p>- style id</text:p>
          </table:table-cell>
          <table:table-cell table:style-name="ce10"/>
          <table:table-cell table:style-name="ce10" table:content-validation-name="val1" office:value-type="string" calcext:value-type="string">
            <text:p>2 - Could have</text:p>
          </table:table-cell>
          <table:table-cell table:style-name="ce10" table:content-validation-name="val2" office:value-type="string" calcext:value-type="string">
            <text:p>2 - M</text:p>
          </table:table-cell>
          <table:table-cell table:style-name="ce10" table:formula="of:=IFERROR(__xludf.dummyfunction(&quot;REGEXEXTRACT(L11,&quot;&quot;.&quot;&quot;)/REGEXEXTRACT(M11,&quot;&quot;.&quot;&quot;)&#10;&#10;&quot;);1)" office:value-type="float" office:value="1" calcext:value-type="float">
            <text:p>1</text:p>
          </table:table-cell>
          <table:table-cell table:style-name="ce11" table:number-columns-repeated="18"/>
          <table:table-cell table:number-columns-repeated="99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V1</text:p>
          </table:table-cell>
          <table:table-cell table:style-name="ce9" office:value-type="string" calcext:value-type="string">
            <text:p>Manage a style's photos</text:p>
          </table:table-cell>
          <table:table-cell table:style-name="ce9" office:value-type="string" calcext:value-type="string">
            <text:p>User with style(s) and photo(s)</text:p>
          </table:table-cell>
          <table:table-cell table:style-name="ce9" office:value-type="string" calcext:value-type="string">
            <text:p>Detach / Attach a photo to a style</text:p>
          </table:table-cell>
          <table:table-cell table:style-name="ce9" office:value-type="string" calcext:value-type="string">
            <text:p>I can improve this style's recommendations</text:p>
          </table:table-cell>
          <table:table-cell table:style-name="ce9" table:number-columns-repeated="2"/>
          <table:table-cell table:style-name="ce9" office:value-type="string" calcext:value-type="string">
            <text:p>- style id</text:p>
            <text:p>- photo id</text:p>
          </table:table-cell>
          <table:table-cell table:style-name="ce9"/>
          <table:table-cell table:style-name="ce9" table:content-validation-name="val1" office:value-type="string" calcext:value-type="string">
            <text:p>4 - Should have</text:p>
          </table:table-cell>
          <table:table-cell table:style-name="ce9" table:content-validation-name="val2" office:value-type="string" calcext:value-type="string">
            <text:p>2 - M</text:p>
          </table:table-cell>
          <table:table-cell table:style-name="ce9" table:formula="of:=IFERROR(__xludf.dummyfunction(&quot;REGEXEXTRACT(L12,&quot;&quot;.&quot;&quot;)/REGEXEXTRACT(M12,&quot;&quot;.&quot;&quot;)&#10;&#10;&quot;);2)" office:value-type="float" office:value="2" calcext:value-type="float">
            <text:p>2</text:p>
          </table:table-cell>
          <table:table-cell table:style-name="ce11" table:number-columns-repeated="18"/>
          <table:table-cell table:number-columns-repeated="99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7;6</text:p>
          </table:table-cell>
          <table:table-cell table:style-name="ce5" office:value-type="string" calcext:value-type="string">
            <text:p>V1</text:p>
          </table:table-cell>
          <table:table-cell table:style-name="ce10" office:value-type="string" calcext:value-type="string">
            <text:p>Personal style recommendations</text:p>
          </table:table-cell>
          <table:table-cell table:style-name="ce10" office:value-type="string" calcext:value-type="string">
            <text:p>User with personal style(s)</text:p>
          </table:table-cell>
          <table:table-cell table:style-name="ce10" office:value-type="string" calcext:value-type="string">
            <text:p>See the list of recommended articles for a particular style</text:p>
          </table:table-cell>
          <table:table-cell table:style-name="ce10" office:value-type="string" calcext:value-type="string">
            <text:p>I can eventually purchase an article I like</text:p>
          </table:table-cell>
          <table:table-cell table:style-name="ce10" table:number-columns-repeated="4"/>
          <table:table-cell table:style-name="ce10" table:content-validation-name="val1" office:value-type="string" calcext:value-type="string">
            <text:p>4 - Should have</text:p>
          </table:table-cell>
          <table:table-cell table:style-name="ce10" table:content-validation-name="val2" office:value-type="string" calcext:value-type="string">
            <text:p>2 - M</text:p>
          </table:table-cell>
          <table:table-cell table:style-name="ce10" table:formula="of:=IFERROR(__xludf.dummyfunction(&quot;REGEXEXTRACT(L13,&quot;&quot;.&quot;&quot;)/REGEXEXTRACT(M13,&quot;&quot;.&quot;&quot;)&#10;&#10;&quot;);2)" office:value-type="float" office:value="2" calcext:value-type="float">
            <text:p>2</text:p>
          </table:table-cell>
          <table:table-cell table:style-name="ce11" table:number-columns-repeated="18"/>
          <table:table-cell table:number-columns-repeated="992"/>
        </table:table-row>
        <table:table-row table:style-name="ro1" table:number-rows-repeated="976">
          <table:table-cell table:style-name="ce6" table:number-columns-repeated="3"/>
          <table:table-cell table:style-name="ce11" table:number-columns-repeated="29"/>
          <table:table-cell table:number-columns-repeated="992"/>
        </table:table-row>
        <table:table-row table:style-name="ro2" table:number-rows-repeated="104758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backlog.$A$1" table:cell-range-address="$backlog.$A$1:.$N$13"/>
        </table:named-expressions>
      </table:table>
      <table:table table:name="Critères INVEST" table:style-name="ta2">
        <table:table-column table:style-name="co17" table:default-cell-style-name="Default"/>
        <table:table-column table:style-name="co16" table:number-columns-repeated="1023" table:default-cell-style-name="Default"/>
        <table:table-row table:style-name="ro1">
          <table:table-cell table:style-name="ce13" office:value-type="string" calcext:value-type="string">
            <text:p><text:span text:style-name="T1">Independent</text:span><text:span text:style-name="T2"> → Pas de dépendance entre les User Stories.</text:span>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<text:span text:style-name="T1">Negotiable</text:span><text:span text:style-name="T2"> → La User Story peut être arbitrée par le client et l'équipe.</text:span>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<text:span text:style-name="T1">Valuable</text:span><text:span text:style-name="T2"> → Un besoin est toujours associé à la User Story.</text:span>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<text:span text:style-name="T1">Estimable</text:span><text:span text:style-name="T2"> → L’équipe doit être en capacité d'estimer la User Story.</text:span>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<text:span text:style-name="T1">Small</text:span><text:span text:style-name="T2"> → La User Story est décrite précisément.</text:span>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<text:span text:style-name="T1">Testable</text:span><text:span text:style-name="T2"> → Les critères d’acceptation de la User Story sont atteignables.</text:span>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itères SMART" table:style-name="ta3">
        <table:table-column table:style-name="co18" table:default-cell-style-name="Default"/>
        <table:table-column table:style-name="co16" table:number-columns-repeated="1023" table:default-cell-style-name="Default"/>
        <table:table-row table:style-name="ro1">
          <table:table-cell table:style-name="ce13" office:value-type="string" calcext:value-type="string">
            <text:p><text:span text:style-name="T1">Specific</text:span><text:span text:style-name="T2"> → Toute votre équipe comprend ce qu’il y a à faire.</text:span>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<text:span text:style-name="T1">Mesurable</text:span><text:span text:style-name="T2"> → Votre équipe sait comment s’assurer que la tâche est réalisée.</text:span>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<text:span text:style-name="T1">Achievable</text:span><text:span text:style-name="T2"> → Votre équipe dispose de tous les moyens pour réaliser la tâche.</text:span>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<text:span text:style-name="T1">Relevant</text:span><text:span text:style-name="T2"> → La tâche participe bien à la concrétisation de la user story.</text:span>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<text:span text:style-name="T1">Time Bound</text:span><text:span text:style-name="T2"> → La tâche a une durée de travail connue et limitée.</text:span>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" table:style-name="ta4">
        <table:table-column table:style-name="co16" table:number-columns-repeated="1024" table:default-cell-style-name="Default"/>
        <table:table-row table:style-name="ro1"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Cost</text:p>
          </table:table-cell>
          <table:table-cell table:style-name="ce17" table:number-columns-repeated="24"/>
          <table:table-cell table:number-columns-repeated="998"/>
        </table:table-row>
        <table:table-row table:style-name="ro1">
          <table:table-cell table:style-name="ce15" office:value-type="string" calcext:value-type="string">
            <text:p>1 - Won't have</text:p>
          </table:table-cell>
          <table:table-cell table:style-name="ce15" office:value-type="string" calcext:value-type="string">
            <text:p>1 - S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2 - Could have</text:p>
          </table:table-cell>
          <table:table-cell table:style-name="ce16" office:value-type="string" calcext:value-type="string">
            <text:p>2 - M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4 - Should have</text:p>
          </table:table-cell>
          <table:table-cell table:style-name="ce15" office:value-type="string" calcext:value-type="string">
            <text:p>4 - L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8 - Must have</text:p>
          </table:table-cell>
          <table:table-cell table:style-name="ce16" office:value-type="string" calcext:value-type="string">
            <text:p>8 - XL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backlog.$A$1" table:cell-range-address="$ref.$A$1:.$B$5"/>
        </table:named-expressions>
      </table:table>
      <table:named-expressions/>
      <table:database-ranges>
        <table:database-range table:name="Table_1" table:target-range-address="'Critères INVEST'.A1:'Critères INVEST'.A6" table:contains-header="false"/>
        <table:database-range table:name="Table_2" table:target-range-address="'Critères SMART'.A1:'Critères SMART'.A5" table:contains-header="false"/>
        <table:database-range table:name="__Anonymous_Sheet_DB__0" table:target-range-address="backlog.A1:backlog.N13" table:display-filter-buttons="true"/>
        <table:database-range table:name="__Anonymous_Sheet_DB__3" table:target-range-address="ref.A1:ref.B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itères_20_INVEST" style:display-name="PageStyle_Critères INV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itères_20_SMART" style:display-name="PageStyle_Critères SM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" style:display-name="PageStyle_re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78" meta:object-count="0"/>
    <meta:generator>LibreOfficeDev/6.0.5.2$Linux_X86_64 LibreOffice_project/</meta:generator>
  </office:meta>
</office:document-meta>
</file>